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183" officeooo:paragraph-rsid="00072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 github.com:</text:p>
      <text:p text:style-name="P1"/>
      <text:p text:style-name="P1">ghp_xMAxfeRTSVW9OcCYXTOUIE98Q8mqQL18gmi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2:39:31.639532546</meta:creation-date>
    <dc:date>2022-07-28T12:40:13.016688045</dc:date>
    <meta:editing-duration>PT41S</meta:editing-duration>
    <meta:editing-cycles>1</meta:editing-cycles>
    <meta:document-statistic meta:table-count="0" meta:image-count="0" meta:object-count="0" meta:page-count="1" meta:paragraph-count="2" meta:word-count="3" meta:character-count="57" meta:non-whitespace-character-count="56"/>
    <meta:generator>LibreOffice/6.4.7.2$Linux_X86_64 LibreOffice_project/40$Build-2</meta:generator>
  </office:meta>
</office:document-meta>
</file>